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variant="normal" fo:text-transform="none" fo:color="#000000" style:font-name="monospace" fo:font-size="11pt" fo:letter-spacing="normal" fo:font-style="normal" fo:font-weight="normal" officeooo:paragraph-rsid="00067e69" style:font-size-asian="11pt" style:font-weight-asian="bold" style:font-size-complex="11pt" style:font-weight-complex="bold"/>
    </style:style>
    <style:style style:name="P2" style:family="paragraph" style:parent-style-name="Preformatted_20_Text">
      <style:paragraph-properties fo:text-align="justify" style:justify-single-word="false"/>
      <style:text-properties fo:font-variant="normal" fo:text-transform="none" fo:color="#000000" style:font-name="monospace" fo:font-size="11pt" fo:letter-spacing="normal" fo:font-style="normal" fo:font-weight="normal" officeooo:paragraph-rsid="001607d6" style:font-size-asian="11pt" style:font-weight-asian="bold" style:font-size-complex="11pt" style:font-weight-complex="bold"/>
    </style:style>
    <style:style style:name="P3"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bold" officeooo:paragraph-rsid="0005c1fa" fo:background-color="#fff200" style:font-size-asian="12pt" style:font-weight-asian="bold" style:font-size-complex="12pt" style:font-weight-complex="bold"/>
    </style:style>
    <style:style style:name="P4"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paragraph-rsid="00067e69" fo:background-color="#fff200" style:font-size-asian="12pt" style:font-size-complex="12pt"/>
    </style:style>
    <style:style style:name="P5" style:family="paragraph" style:parent-style-name="Standard">
      <style:paragraph-properties fo:text-align="justify" style:justify-single-word="false"/>
      <style:text-properties fo:font-weight="bold" officeooo:paragraph-rsid="00067e69" style:font-weight-asian="bold" style:font-weight-complex="bold"/>
    </style:style>
    <style:style style:name="P6" style:family="paragraph" style:parent-style-name="Standard">
      <style:text-properties fo:color="#21409a" style:font-name="Liberation Serif" fo:font-size="11pt" style:font-size-asian="11pt" style:font-size-complex="11pt"/>
    </style:style>
    <style:style style:name="P7" style:family="paragraph" style:parent-style-name="Standard">
      <style:text-properties fo:color="#21409a" style:font-name="Liberation Serif" fo:font-size="12pt" officeooo:paragraph-rsid="00067e69" style:font-size-asian="12pt" style:font-size-complex="12pt"/>
    </style:style>
    <style:style style:name="P8" style:family="paragraph" style:parent-style-name="Standard">
      <style:text-properties fo:color="#21409a" style:font-name="Liberation Serif" fo:font-size="12pt" fo:font-weight="bold" officeooo:paragraph-rsid="00067e69"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ed1c24" style:font-name="Liberation 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Liberation Serif" fo:font-size="12pt" fo:font-weight="normal" officeooo:paragraph-rsid="0004e8e6" style:font-size-asian="12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067e69" officeooo:paragraph-rsid="00067e69" fo:background-color="#ffffff" style:font-size-asian="12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0f2e96" officeooo:paragraph-rsid="000f2e96" fo:background-color="#ffffff" style:font-size-asian="12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067e69" officeooo:paragraph-rsid="00067e69" fo:background-color="#fff200" style:font-size-asian="12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18ca37" officeooo:paragraph-rsid="00067e69" fo:background-color="#fff200" style:font-size-asian="12pt" style:font-weight-asian="normal" style:font-size-complex="12pt" style:font-weight-complex="normal"/>
    </style:style>
    <style:style style:name="P15" style:family="paragraph" style:parent-style-name="Standard">
      <style:text-properties fo:color="#000000" style:font-name="Liberation Serif" fo:font-size="12pt" fo:font-weight="normal" officeooo:rsid="000f5932" officeooo:paragraph-rsid="000f5932" fo:background-color="transparent" style:font-size-asian="12pt" style:font-weight-asian="normal" style:font-size-complex="12pt" style:font-weight-complex="normal"/>
    </style:style>
    <style:style style:name="P16" style:family="paragraph" style:parent-style-name="Standard">
      <style:text-properties fo:color="#000000" style:font-name="Liberation Serif" fo:font-size="12pt" fo:font-weight="normal" officeooo:rsid="00067e69" officeooo:paragraph-rsid="00067e69" fo:background-color="transparent" style:font-size-asian="12pt" style:font-weight-asian="normal" style:font-size-complex="12pt" style:font-weight-complex="normal"/>
    </style:style>
    <style:style style:name="P17" style:family="paragraph" style:parent-style-name="Standard">
      <style:text-properties fo:color="#000000" style:font-name="Liberation Serif" fo:font-size="12pt" fo:font-weight="bold" officeooo:rsid="000f2e96" officeooo:paragraph-rsid="000f2e96" fo:background-color="#fff200" style:font-size-asian="12pt" style:font-weight-asian="bold" style:font-size-complex="12pt" style:font-weight-complex="bold"/>
    </style:style>
    <style:style style:name="P18" style:family="paragraph" style:parent-style-name="Standard">
      <style:text-properties fo:color="#000000" style:font-name="Liberation Serif" fo:font-size="14pt" fo:font-weight="bold" officeooo:rsid="00067e69" officeooo:paragraph-rsid="00067e69" fo:background-color="#fff200"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style:font-name="Liberation Serif" fo:font-size="14pt" fo:font-weight="bold" style:font-size-asian="14pt" style:font-weight-asian="bold" style:font-size-complex="14pt" style:font-weight-complex="bold"/>
    </style:style>
    <style:style style:name="P20" style:family="paragraph" style:parent-style-name="Standard">
      <style:paragraph-properties fo:text-align="justify" style:justify-single-word="false"/>
      <style:text-properties style:font-name="Liberation Serif" fo:font-size="11pt" fo:font-weight="normal"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paragraph-rsid="000fb295"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paragraph-rsid="00114c7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normal" fo:background-color="#fff200"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Liberation Serif" fo:font-size="12pt" fo:font-weight="bold" officeooo:paragraph-rsid="00109eb4"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fo:font-weight="bold" officeooo:paragraph-rsid="00114c7f"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erif" fo:font-size="12pt" fo:font-weight="bold" officeooo:paragraph-rsid="00131227"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 fo:font-size="12pt" fo:font-weight="bold" officeooo:paragraph-rsid="00178647" style:font-size-asian="12pt" style:font-weight-asian="bold" style:font-size-complex="12pt" style:font-weight-complex="bold"/>
    </style:style>
    <style:style style:name="P29" style:family="paragraph" style:parent-style-name="Standard">
      <style:paragraph-properties fo:text-align="justify" style:justify-single-word="false"/>
      <style:text-properties style:font-name="Liberation Serif" fo:font-size="12pt" fo:font-weight="bold" fo:background-color="#fff200"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Liberation Serif" fo:font-size="12pt" fo:font-weight="bold" officeooo:paragraph-rsid="00178647" fo:background-color="#fff200"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font-weight="bold" officeooo:paragraph-rsid="00090bbd" fo:background-color="#fff200"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font-weight="bold" officeooo:paragraph-rsid="000510dd" fo:background-color="#fff200"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font-weight="bold" officeooo:paragraph-rsid="0004e8e6" fo:background-color="#fff200"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a65d" style:font-name="Liberation Serif" fo:font-size="12pt" fo:font-weight="bold" fo:background-color="#fff2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officeooo:paragraph-rsid="00178647"/>
    </style:style>
    <style:style style:name="P36" style:family="paragraph" style:parent-style-name="Standard">
      <style:text-properties fo:color="#000000" style:font-name="Liberation Serif" fo:font-size="14pt" fo:font-weight="bold" officeooo:rsid="00067e69" officeooo:paragraph-rsid="00067e69" fo:background-color="#ffffff" style:font-size-asian="14pt" style:font-weight-asian="bold" style:font-size-complex="14pt" style:font-weight-complex="bold"/>
    </style:style>
    <style:style style:name="P37" style:family="paragraph">
      <style:paragraph-properties fo:text-align="center"/>
    </style:style>
    <style:style style:name="P38" style:family="paragraph">
      <loext:graphic-properties draw:fill-color="#ffffff"/>
      <style:paragraph-properties fo:text-align="center"/>
      <style:text-properties fo:font-size="12pt" fo:font-weight="bold" style:font-weight-asian="bold" style:font-weight-complex="bold"/>
    </style:style>
    <style:style style:name="P39" style:family="paragraph">
      <loext:graphic-properties draw:fill-color="#ffffff"/>
      <style:paragraph-properties fo:text-align="center"/>
      <style:text-properties fo:font-size="11pt" fo:font-weight="bold" style:font-size-asian="11pt" style:font-weight-asian="bold" style:font-size-complex="11pt" style:font-weight-complex="bold"/>
    </style:style>
    <style:style style:name="P40" style:family="paragraph">
      <style:paragraph-properties fo:text-align="justify"/>
    </style:style>
    <style:style style:name="P41"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81ad4" style:font-weight-asian="bold" style:font-weight-complex="bold"/>
    </style:style>
    <style:style style:name="T4" style:family="text">
      <style:text-properties fo:color="#000000" fo:font-size="14pt" fo:font-weight="bold" style:font-size-asian="14pt" style:font-weight-asian="bold" style:font-size-complex="14pt" style:font-weight-complex="bold"/>
    </style:style>
    <style:style style:name="T5" style:family="text">
      <style:text-properties fo:color="#00a65d"/>
    </style:style>
    <style:style style:name="T6" style:family="text">
      <style:text-properties fo:font-variant="normal" fo:text-transform="none" fo:color="#000000" style:font-name="Liberation Serif" fo:font-size="12pt" fo:letter-spacing="normal" fo:font-style="normal" fo:font-weight="bold" fo:background-color="#fff200" loext:char-shading-value="0"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bold" fo:background-color="#fff200" loext:char-shading-value="0" style:font-size-asian="12pt" style:font-size-complex="12pt"/>
    </style:style>
    <style:style style:name="T8" style:family="text">
      <style:text-properties fo:font-size="12pt" fo:background-color="#fff200" loext:char-shading-value="0" style:font-size-asian="12pt" style:font-size-complex="12pt"/>
    </style:style>
    <style:style style:name="T9" style:family="text">
      <style:text-properties style:font-name="Liberation Serif" fo:font-size="12pt" fo:font-weight="bold" fo:background-color="#fff200" loext:char-shading-value="0" style:font-size-asian="12pt" style:font-weight-asian="bold" style:font-size-complex="12pt" style:font-weight-complex="bold"/>
    </style:style>
    <style:style style:name="T10" style:family="text">
      <style:text-properties style:font-name="Liberation Serif" fo:font-size="12pt" fo:font-weight="bold" fo:background-color="#fff200" loext:char-shading-value="0" style:font-size-asian="12pt" style:font-size-complex="12pt"/>
    </style:style>
    <style:style style:name="T11" style:family="text">
      <style:text-properties officeooo:rsid="000f5932"/>
    </style:style>
    <style:style style:name="T12" style:family="text">
      <style:text-properties officeooo:rsid="000fb295"/>
    </style:style>
    <style:style style:name="T13" style:family="text">
      <style:text-properties style:font-name="0" fo:font-size="12pt" fo:font-style="normal" fo:font-weight="bold" officeooo:rsid="00178647" style:font-size-asian="12pt" style:font-style-asian="normal" style:font-weight-asian="bold"/>
    </style:style>
    <style:style style:name="T14" style:family="text">
      <style:text-properties style:font-name="0" fo:font-size="12pt" fo:font-style="normal" fo:font-weight="bold" style:font-size-asian="12pt" style:font-style-asian="normal" style:font-weight-asian="bold" style:font-size-complex="12pt" style:font-weight-complex="normal"/>
    </style:style>
    <style:style style:name="T15" style:family="text">
      <style:text-properties style:font-name="0" fo:font-size="12pt" fo:font-style="normal" fo:font-weight="bold" officeooo:rsid="00178647" style:font-size-asian="12pt" style:font-style-asian="normal" style:font-weight-asian="bold" style:font-size-complex="12pt" style:font-weight-complex="normal"/>
    </style:style>
    <style:style style:name="T16" style:family="text">
      <style:text-properties style:font-name="0" fo:font-size="12pt" fo:font-style="normal" fo:font-weight="bold" officeooo:rsid="00178647" style:font-size-asian="12pt" style:font-style-asian="normal" style:font-weight-asian="bold" style:font-weight-complex="normal"/>
    </style:style>
    <style:style style:name="T17" style:family="text">
      <style:text-properties style:font-name="0" fo:font-style="normal" fo:font-weight="bold" style:font-style-asian="normal" style:font-weight-asian="bold"/>
    </style:style>
    <style:style style:name="T18" style:family="text">
      <style:text-properties style:font-name="0" fo:font-style="normal" fo:font-weight="bold" officeooo:rsid="00178647" style:font-style-asian="normal" style:font-weight-asian="bold"/>
    </style:style>
    <style:style style:name="T19" style:family="text">
      <style:text-properties officeooo:rsid="00181ad4"/>
    </style:style>
    <style:style style:name="T20" style:family="text">
      <style:text-properties fo:font-size="12pt" fo:font-weight="bold" style:font-weight-asian="bold" style:font-weight-complex="bold"/>
    </style:style>
    <style:style style:name="T21" style:family="text">
      <style:text-properties fo:font-size="11pt" fo:font-weight="bold" style:font-size-asian="11pt" style:font-weight-asian="bold" style:font-size-complex="11pt" style:font-weight-complex="bold"/>
    </style:style>
    <style:style style:name="T22" style:family="text">
      <style:text-properties fo:color="#000000" style:font-name="Liberation Serif1" fo:font-size="11pt" fo:font-weight="bold" style:font-size-asian="11pt" style:font-weight-asian="bold" style:font-name-complex="Liberation Serif1" style:font-size-complex="11pt" style:font-weight-complex="bold"/>
    </style:style>
    <style:style style:name="T23" style:family="text">
      <style:text-properties fo:color="#000000" fo:font-size="11pt" fo:font-weight="bold" style:font-size-asian="11pt" style:font-weight-asian="bold" style:font-size-complex="11pt" style:font-weight-complex="bold"/>
    </style:style>
    <style:style style:name="gr1" style:family="graphic">
      <style:graphic-properties draw:fill-color="#ffffff" draw:textarea-horizontal-align="justify" draw:textarea-vertical-align="middle" draw:auto-grow-height="false" fo:min-height="1.984cm" fo:min-width="5.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335cm" fo:min-width="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1.649cm" fo:min-width="5.2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649cm" fo:min-width="5.221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577cm" fo:min-width="6.9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087cm" fo:min-width="1.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355cm" fo:min-width="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235cm" fo:min-width="2.6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1.448cm" fo:min-width="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342cm" fo:min-width="4.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1.633cm" fo:min-width="6.2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448cm" fo:min-width="3.8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1.432cm" fo:min-width="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justify" draw:textarea-vertical-align="middle" draw:auto-grow-height="false" fo:min-height="1.438cm" fo:min-width="4.789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1.499cm" fo:min-width="7.034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 style:family="graphic">
      <style:graphic-properties draw:fill-color="#ffffff" draw:textarea-horizontal-align="justify" draw:textarea-vertical-align="middle" draw:auto-grow-height="false" fo:min-height="1.6cm" fo:min-width="5.119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8" style:family="graphic">
      <style:graphic-properties draw:fill-color="#ffffff" draw:textarea-horizontal-align="justify" draw:textarea-vertical-align="middle" draw:auto-grow-height="false" fo:min-height="1.722cm" fo:min-width="6.219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tab/><text:tab/><text:tab/><text:tab/><text:tab/>Section 1</text:p>
      <text:p text:style-name="P7"/>
      <text:p text:style-name="P8"/>
      <text:p text:style-name="P7"><text:span text:style-name="T4">Exercice pratique : décrire la stratégie d’attaque et la détailler étape par étape, en expliquant les outils/bibliothèques utilisées.<text:tab/></text:span><text:tab/><text:tab/><text:tab/><text:tab/></text:p>
      <text:p text:style-name="P11"/>
      <text:p text:style-name="P11">Voici les étapes détaillées de la stratégie d'attaque :</text:p>
      <text:p text:style-name="P11"/>
      <text:p text:style-name="P16">La stratégie d'attaque décrite dans ce script vise à collecter des données à partir de profils Twitter spécifiques. Le script utilise la bibliothèque Selenium pour automatiser le processus d'interaction avec le navigateur Chrome et extraire les informations souhaitées. Voici les étapes détaillées de cette stratégie :</text:p>
      <text:p text:style-name="P16"/>
      <text:p text:style-name="P16"><text:span text:style-name="T2">1. Importation des bibliothèques nécessaires :</text:span> Le script commence par importer les bibliothèques requises, notamment time, datetime, json, et les modules de Selenium.</text:p>
      <text:p text:style-name="P16"/>
      <text:p text:style-name="P16"><text:span text:style-name="T2">2. Définition de la fonction `collecte_donnees_twitter()` : </text:span>Cette fonction est la principale fonction d'extraction de données. Elle initialise le navigateur Chrome, définit une liste de profils Twitter à analyser, et crée une liste vide pour stocker les données collectées.</text:p>
      <text:p text:style-name="P16"/>
      <text:p text:style-name="P16"><text:span text:style-name="T2">3. Collecte des données de suiveurs (followers) : </text:span>Pour chaque profil Twitter dans la liste, le script accède à la page du profil en utilisant Selenium, attend que la page se charge, puis extrait le nombre de followers en utilisant XPath pour localiser l'élément correspondant. Les données sont stockées dans une structure JSON contenant la date de collecte et le nombre de followers.</text:p>
      <text:p text:style-name="P16"/>
      <text:p text:style-name="P16"><text:span text:style-name="T2">4. Collecte des données des tweets :</text:span> Le script parcourt les tweets visibles sur la page du profil. Pour chaque tweet, il extrait le texte, les hashtags, les liens et les médias associés. Les informations sur les likes et les retweets sont également extraites. Toutes ces données sont stockées dans une structure JSON.</text:p>
      <text:p text:style-name="P16"/>
      <text:p text:style-name="P16"><text:span text:style-name="T2">5. Création du JSON global : </text:span>Les données collectées pour chaque profil sont regroupées dans une structure JSON globale, contenant à la fois les données du compte Twitter et les données des tweets.</text:p>
      <text:p text:style-name="P16"/>
      <text:p text:style-name="P16"><text:span text:style-name="T2">6. Gestion des données existantes : </text:span>Avant de sauvegarder les nouvelles données collectées, le script vérifie si des données précédentes existent dans le fichier de données JSON. Si oui, il fusionne les données existantes avec les nouvelles données en utilisant la fonction `update_data()`.</text:p>
      <text:p text:style-name="P16"/>
      <text:p text:style-name="P16"><text:span text:style-name="T2">7. Sauvegarde des données : </text:span>Les données mises à jour sont ensuite sauvegardées dans un fichier JSON.</text:p>
      <text:p text:style-name="P16"/>
      <text:p text:style-name="P16"><text:span text:style-name="T2">8. Boucle de collecte de données sur </text:span><text:span text:style-name="T3">7</text:span><text:span text:style-name="T2"> jours :</text:span> Le script inclut une boucle pour collecter des données sur <text:span text:style-name="T19">7</text:span> jours. Il permet d'exécuter la fonction `collecte_donnees_twitter()` pour chaque jour dans une plage donnée. Après chaque collecte de données, une pause de 24 heures est effectuée pour permettre la collecte de données quotidiennes.</text:p>
      <text:p text:style-name="P16"/>
      <text:p text:style-name="P16"><text:span text:style-name="T2">9. Définition de la fonction `update_data()` : </text:span>Cette fonction prend en entrée les données existantes et les nouvelles données collectées, puis fusionne les données pour les profils Twitter déjà présents. Les données sont fusionnées en fonction de l'account Twitter. Si un profil existe déjà dans les données existantes, les nouvelles données de suiveurs et de tweets sont ajoutées à l'entrée existante. Sinon, une nouvelle entrée est ajoutée à la liste des données existantes.</text:p>
      <text:p text:style-name="P16"/>
      <text:p text:style-name="P16"/>
      <text:p text:style-name="P16"><text:soft-page-break/></text:p>
      <text:p text:style-name="P12">Voici le script  <text:span text:style-name="T11">qui collecte les données </text:span>: </text:p>
      <text:p text:style-name="P12"/>
      <text:p text:style-name="P15">J’ai pr<text:span text:style-name="T12">is</text:span> pour le test trois comptes Twitter et j’ai crée un boucle while pour collecter trois tweet pour chaque profil <text:s/>:</text:p>
      <text:p text:style-name="P12"/>
      <text:p text:style-name="P17">import time</text:p>
      <text:p text:style-name="P17">import datetime</text:p>
      <text:p text:style-name="P17">import json</text:p>
      <text:p text:style-name="P17">from selenium import webdriver</text:p>
      <text:p text:style-name="P17">from selenium.webdriver.common.by import By</text:p>
      <text:p text:style-name="P17">from selenium.webdriver.support.ui import WebDriverWait</text:p>
      <text:p text:style-name="P17">from selenium.webdriver.support import expected_conditions as EC</text:p>
      <text:p text:style-name="P17"/>
      <text:p text:style-name="P17">def collecte_donnees_twitter():</text:p>
      <text:p text:style-name="P17"><text:s text:c="4"/>driver = webdriver.Chrome()</text:p>
      <text:p text:style-name="P17"/>
      <text:p text:style-name="P17"><text:s text:c="4"/>liste_url_profil = ["https://twitter.com/nasa","https://twitter.com/microsoft","https://twitter.com/elonmusk"]</text:p>
      <text:p text:style-name="P17"/>
      <text:p text:style-name="P17"><text:s text:c="4"/>data = []</text:p>
      <text:p text:style-name="P17"/>
      <text:p text:style-name="P17"><text:s text:c="4"/>for url_profil in liste_url_profil:</text:p>
      <text:p text:style-name="P17"><text:s text:c="8"/>driver.get(url_profil)</text:p>
      <text:p text:style-name="P17"><text:s text:c="8"/>time.sleep(5)</text:p>
      <text:p text:style-name="P17"><text:s text:c="8"/>wait = WebDriverWait(driver, 40)</text:p>
      <text:p text:style-name="P17"/>
      <text:p text:style-name="P17"><text:s text:c="8"/>number_of_followers = (wait.until(EC.presence_of_all_elements_located((By.XPATH,' //a[@href]//span[@class="css-901oao css-16my406 r-18jsvk2 r-poiln3 r-1b43r93 r-b88u0q r-1cwl3u0 r-bcqeeo r-qvutc0"]//span'))))[0].text</text:p>
      <text:p text:style-name="P17"><text:s text:c="8"/>followers_metrics = []</text:p>
      <text:p text:style-name="P17"/>
      <text:p text:style-name="P17"><text:s text:c="8"/>current_date = datetime.date.today().isoformat()</text:p>
      <text:p text:style-name="P17"/>
      <text:p text:style-name="P17"><text:s text:c="8"/>followers_data = {</text:p>
      <text:p text:style-name="P17"><text:s text:c="12"/>"date": current_date,</text:p>
      <text:p text:style-name="P17"><text:s text:c="12"/>"followers": number_of_followers}</text:p>
      <text:p text:style-name="P17"><text:s text:c="8"/>followers_metrics.append(followers_data)</text:p>
      <text:p text:style-name="P17"/>
      <text:p text:style-name="P17"><text:s text:c="8"/>i = 1</text:p>
      <text:p text:style-name="P17"><text:s text:c="8"/>tweets_data = []</text:p>
      <text:p text:style-name="P17"/>
      <text:p text:style-name="P17"><text:s text:c="8"/>while i &lt; 3:</text:p>
      <text:p text:style-name="P17"><text:s text:c="12"/>data_tweets = wait.until(EC.presence_of_all_elements_located((By.XPATH, "//div[@data-testid='cellInnerDiv'][" + str(i) + "]")))</text:p>
      <text:p text:style-name="P17"/>
      <text:p text:style-name="P17"><text:s text:c="12"/>for tweet_element in data_tweets:</text:p>
      <text:p text:style-name="P17"><text:s text:c="16"/>liste_media=['.//div[@data-testid="tweetPhoto"]//img','.//div[@data-testid="videoPlayer"]//video', './/div[@data-testid="card.layoutLarge.media"]//a','.//div[@data-testid="card.layoutLarge.media"]//a']</text:p>
      <text:p text:style-name="P17"><text:soft-page-break/><text:s text:c="16"/>tweet_text = tweet_element.find_element(By.XPATH, ".//div[@data-testid='tweetText']").text</text:p>
      <text:p text:style-name="P17"><text:s text:c="16"/>hashtags = [hashtag.text for hashtag in tweet_element.find_elements(By.XPATH, ".//a[@href]") if 'hashtag' in hashtag.get_attribute("href")]</text:p>
      <text:p text:style-name="P17"><text:s text:c="16"/>links = [a_element.get_attribute("href") for a_element in tweet_element.find_elements(By.XPATH, ".//a[@href]") if 'status' not in a_element.get_attribute("href")]</text:p>
      <text:p text:style-name="P17"/>
      <text:p text:style-name="P17"><text:s text:c="16"/>tweet_metrics = []</text:p>
      <text:p text:style-name="P17"><text:s text:c="16"/>media_list =[]</text:p>
      <text:p text:style-name="P17"><text:s text:c="16"/>tweet_data = {}</text:p>
      <text:p text:style-name="P17"><text:s text:c="16"/>time.sleep(1)</text:p>
      <text:p text:style-name="P17"/>
      <text:p text:style-name="P17"><text:s text:c="16"/>for tweet_element in data_tweets:</text:p>
      <text:p text:style-name="P17"><text:s text:c="20"/>for l in liste_media:</text:p>
      <text:p text:style-name="P17"><text:s text:c="24"/>if tweet_element.find_elements(By.XPATH, l):</text:p>
      <text:p text:style-name="P17"><text:s text:c="28"/>for image_element in tweet_element.find_elements(By.XPATH, l):</text:p>
      <text:p text:style-name="P17"><text:s text:c="32"/>media_url = image_element.get_attribute("src") or image_element.get_attribute("href")</text:p>
      <text:p text:style-name="P17"><text:s text:c="32"/>media_type = "Image" if "jpg" in media_url or "png" in media_url else "Video"</text:p>
      <text:p text:style-name="P17"><text:s text:c="32"/>media_data = {</text:p>
      <text:p text:style-name="P17"><text:s text:c="36"/>"media": media_url,</text:p>
      <text:p text:style-name="P17"><text:s text:c="36"/>"type_media": media_type</text:p>
      <text:p text:style-name="P17"><text:s text:c="32"/>}</text:p>
      <text:p text:style-name="P17"><text:s text:c="32"/>media_list.append(media_data)</text:p>
      <text:p text:style-name="P17"/>
      <text:p text:style-name="P17"><text:s text:c="20"/>likes_element = tweet_element.find_element(By.XPATH, ".//div[@data-testid='like']//span[@class='css-901oao css-16my406 r-poiln3 r-bcqeeo r-qvutc0']")</text:p>
      <text:p text:style-name="P17"><text:s text:c="20"/>retweets_element = tweet_element.find_element(By.XPATH, ".//div[@data-testid='retweet']//span[@class='css-901oao css-16my406 r-poiln3 r-bcqeeo r-qvutc0']")</text:p>
      <text:p text:style-name="P17"/>
      <text:p text:style-name="P17"><text:s text:c="20"/>tweets_data_day = {</text:p>
      <text:p text:style-name="P17"><text:s text:c="24"/>"date": current_date,</text:p>
      <text:p text:style-name="P17"><text:s text:c="24"/>"metrics": {</text:p>
      <text:p text:style-name="P17"><text:s text:c="28"/>"likes": likes_element.text,</text:p>
      <text:p text:style-name="P17"><text:s text:c="28"/>"retweets": retweets_element.text }}</text:p>
      <text:p text:style-name="P17"><text:s text:c="20"/>tweet_metrics.append(tweets_data_day) </text:p>
      <text:p text:style-name="P17"/>
      <text:p text:style-name="P17"><text:s text:c="16"/>tweet_data["text"] = tweet_text.strip()</text:p>
      <text:p text:style-name="P17"><text:s text:c="16"/>tweet_data["hashtags"] = hashtags</text:p>
      <text:p text:style-name="P17"><text:s text:c="16"/>tweet_data["links"] = links</text:p>
      <text:p text:style-name="P17"><text:s text:c="16"/>tweet_data["media"] = media_list</text:p>
      <text:p text:style-name="P17"><text:s text:c="16"/>tweet_data["Tweet_Metrics"] =tweet_metrics</text:p>
      <text:p text:style-name="P17"><text:s text:c="16"/>tweets_data.append(tweet_data)</text:p>
      <text:p text:style-name="P17"/>
      <text:p text:style-name="P17"><text:s text:c="12"/>i = i + 1</text:p>
      <text:p text:style-name="P17"/>
      <text:p text:style-name="P17"><text:s text:c="8"/>JSON_global = {</text:p>
      <text:p text:style-name="P17"><text:s text:c="12"/>"Twitter Account": {</text:p>
      <text:p text:style-name="P17"><text:s text:c="16"/>"Account": url_profil,</text:p>
      <text:p text:style-name="P17"><text:s text:c="16"/>"Followers_Metrics": followers_metrics</text:p>
      <text:p text:style-name="P17"><text:soft-page-break/><text:s text:c="12"/>},</text:p>
      <text:p text:style-name="P17"><text:s text:c="12"/>"Tweets": tweets_data}</text:p>
      <text:p text:style-name="P17"/>
      <text:p text:style-name="P17"><text:s text:c="8"/>data.append(JSON_global)</text:p>
      <text:p text:style-name="P17"/>
      <text:p text:style-name="P17"><text:s text:c="4"/>driver.quit()</text:p>
      <text:p text:style-name="P17"><text:s text:c="4"/>filename = "twitter_data.json"</text:p>
      <text:p text:style-name="P17"><text:s text:c="4"/>try:</text:p>
      <text:p text:style-name="P17"><text:s text:c="8"/>with open(filename, "r") as file:</text:p>
      <text:p text:style-name="P17"><text:s text:c="12"/>previous_data = json.load(file)</text:p>
      <text:p text:style-name="P17"><text:s text:c="4"/>except:</text:p>
      <text:p text:style-name="P17"><text:s text:c="8"/>previous_data = []</text:p>
      <text:p text:style-name="P17"/>
      <text:p text:style-name="P17"><text:s text:c="4"/>updated_data = update_data(previous_data, data)</text:p>
      <text:p text:style-name="P17"/>
      <text:p text:style-name="P17"><text:s text:c="4"/>with open(filename, "w") as file:</text:p>
      <text:p text:style-name="P17"><text:s text:c="8"/>json.dump(updated_data, file, indent=4)</text:p>
      <text:p text:style-name="P17"/>
      <text:p text:style-name="P17">def update_data(existing_data, new_data):</text:p>
      <text:p text:style-name="P17"><text:s text:c="4"/>for item in new_data:</text:p>
      <text:p text:style-name="P17"><text:s text:c="8"/>account = item["Twitter Account"]["Account"]</text:p>
      <text:p text:style-name="P17"><text:s text:c="8"/>existing_item = next((x for x in existing_data if x["Twitter Account"]["Account"] == account), None)</text:p>
      <text:p text:style-name="P17"><text:s text:c="8"/>if existing_item:</text:p>
      <text:p text:style-name="P17"><text:s text:c="12"/>existing_item["Twitter Account"]["Followers_Metrics"].extend(item["Twitter Account"]["Followers_Metrics"])</text:p>
      <text:p text:style-name="P17"><text:s text:c="12"/>existing_item["Tweets"].extend(item["Tweets"])</text:p>
      <text:p text:style-name="P17"><text:s text:c="8"/>else:</text:p>
      <text:p text:style-name="P17"><text:s text:c="12"/>existing_data.append(item)</text:p>
      <text:p text:style-name="P17"><text:s text:c="4"/>return existing_data</text:p>
      <text:p text:style-name="P17"/>
      <text:p text:style-name="P17">nombre_jours = 7</text:p>
      <text:p text:style-name="P17">date_actuelle = datetime.date.today()</text:p>
      <text:p text:style-name="P17">for i in range(nombre_jours):</text:p>
      <text:p text:style-name="P17"><text:s text:c="4"/>date_collecte = date_actuelle - datetime.timedelta(days=i)</text:p>
      <text:p text:style-name="P17"><text:s text:c="4"/>collecte_donnees_twitter()</text:p>
      <text:p text:style-name="P17"><text:s text:c="4"/>if i &lt; nombre_jours - 1:</text:p>
      <text:p text:style-name="P17"><text:s text:c="8"/>time.sleep(24 * 60 * 60) <text:s/></text:p>
      <text:p text:style-name="P17"><text:s text:c="8"/></text:p>
      <text:p text:style-name="P13"/>
      <text:p text:style-name="P14"/>
      <text:p text:style-name="P14"/>
      <text:p text:style-name="P13"/>
      <text:p text:style-name="P13"/>
      <text:p text:style-name="P13"/>
      <text:p text:style-name="P13"/>
      <text:p text:style-name="P13"/>
      <text:p text:style-name="P13"/>
      <text:p text:style-name="P13"/>
      <text:p text:style-name="P13"/>
      <text:p text:style-name="P13"/>
      <text:p text:style-name="P18"/>
      <text:p text:style-name="P36"><text:soft-page-break/><text:tab/><text:tab/><text:tab/><text:tab/><text:tab/>Section 2</text:p>
      <text:p text:style-name="P6"/>
      <text:p text:style-name="P19">3. **Base de données NoSQL : proposez un schéma pour une base de données NoSQL (comme RavenDB) qui stocke les données extraites. Il doit être capable de démontrer comment il importerait les données dans cette base de données, et comment il utiliserait cette base de données pour servir les données via l'API qu'il a créée.</text:p>
      <text:p text:style-name="P9"/>
      <text:p text:style-name="P21">Pour stocker les données extraites dans une base de données NoSQL telle que RavenDB, vous pouvez concevoir un schéma de base de données qui reflète la structure des données extraites. Dans ce cas, vous pouvez créer trois collections distinctes dans la base de données pour stocker les données de chaque site web : LDDS_creditmutuel, LDDR_monabanq et LTE_banquepopulaire.</text:p>
      <text:p text:style-name="P21"/>
      <text:p text:style-name="P21">Voici un exemple de schéma pour RavenDB :</text:p>
      <text:p text:style-name="P20"/>
      <text:p text:style-name="P29">Collection : LDDS_creditmutuel</text:p>
      <text:p text:style-name="P29">{</text:p>
      <text:p text:style-name="P29"><text:s text:c="3"/>"Taux": "String",</text:p>
      <text:p text:style-name="P29"><text:s text:c="3"/>"niveau_de_remuniration": "String",</text:p>
      <text:p text:style-name="P29"><text:s text:c="3"/>"montant_de_versements": "String",</text:p>
      <text:p text:style-name="P29"><text:s text:c="3"/>"disponibilite_d_epargne": "String",</text:p>
      <text:p text:style-name="P29"><text:s text:c="3"/>"plusieurs_taux_de_remuneration": {</text:p>
      <text:p text:style-name="P29"><text:s text:c="6"/>"Partie_Triplex": "String",</text:p>
      <text:p text:style-name="P29"><text:s text:c="6"/>"Partie_Duplex": "String",</text:p>
      <text:p text:style-name="P29"><text:s text:c="6"/>"LDDS": "String"</text:p>
      <text:p text:style-name="P29"><text:s text:c="3"/>}</text:p>
      <text:p text:style-name="P29">}</text:p>
      <text:p text:style-name="P29"/>
      <text:p text:style-name="P29">Collection : LDDR_monabanq</text:p>
      <text:p text:style-name="P29">{</text:p>
      <text:p text:style-name="P3"><text:s/>"Taux":"String",</text:p>
      <text:p text:style-name="P4"><text:span text:style-name="T2"><text:s/>"</text:span><text:span text:style-name="T1">Plafond</text:span><text:span text:style-name="T2">": "String",</text:span></text:p>
      <text:p text:style-name="P1"><text:span text:style-name="Strong_20_Emphasis"><text:span text:style-name="T9"><text:s/>"</text:span></text:span><text:span text:style-name="Strong_20_Emphasis"><text:span text:style-name="T10">Calcul des intérêts</text:span></text:span><text:span text:style-name="Strong_20_Emphasis"><text:span text:style-name="T9">": "String",</text:span></text:span></text:p>
      <text:p text:style-name="P2"><text:span text:style-name="Strong_20_Emphasis"><text:span text:style-name="T9"><text:s text:c="2"/>"</text:span></text:span><text:span text:style-name="Strong_20_Emphasis"><text:span text:style-name="T10">Intérêts soumis à imposition</text:span></text:span><text:span text:style-name="Strong_20_Emphasis"><text:span text:style-name="T9">": "String",</text:span></text:span></text:p>
      <text:p text:style-name="P5"><text:span text:style-name="Strong_20_Emphasis"><text:span text:style-name="T6"><text:s/>"</text:span></text:span><text:span text:style-name="Strong_20_Emphasis"><text:span text:style-name="T7">Dépôt initial</text:span></text:span><text:span text:style-name="Strong_20_Emphasis"><text:span text:style-name="T6">": "String",</text:span></text:span></text:p>
      <text:p text:style-name="P5"><text:span text:style-name="Strong_20_Emphasis"><text:span text:style-name="T6"><text:s/>"</text:span></text:span><text:span text:style-name="Strong_20_Emphasis"><text:span text:style-name="T7">Disponibilité</text:span></text:span><text:span text:style-name="Strong_20_Emphasis"><text:span text:style-name="T6">": "String",</text:span></text:span></text:p>
      <text:p text:style-name="P5"><text:span text:style-name="Strong_20_Emphasis"><text:span text:style-name="T8"><text:s text:c="2"/>"</text:span></text:span><text:span text:style-name="Strong_20_Emphasis"><text:span text:style-name="T7">Gestion en ligne</text:span></text:span><text:span text:style-name="Strong_20_Emphasis"><text:span text:style-name="T6">": "String",</text:span></text:span></text:p>
      <text:p text:style-name="P5"><text:span text:style-name="Strong_20_Emphasis"><text:span text:style-name="T6"><text:s/>"</text:span></text:span><text:span text:style-name="Strong_20_Emphasis"><text:span text:style-name="T7">Versement en ligne</text:span></text:span><text:span text:style-name="Strong_20_Emphasis"><text:span text:style-name="T6">": "String",</text:span></text:span></text:p>
      <text:p text:style-name="P5"><text:span text:style-name="Strong_20_Emphasis"><text:span text:style-name="T6"><text:s/>"</text:span></text:span><text:span text:style-name="Strong_20_Emphasis"><text:span text:style-name="T7">Conditions</text:span></text:span><text:span text:style-name="Strong_20_Emphasis"><text:span text:style-name="T6">": "String",</text:span></text:span></text:p>
      <text:p text:style-name="P29"><text:s text:c="3"/>"Mentions_legales": "String"</text:p>
      <text:p text:style-name="P29">}</text:p>
      <text:p text:style-name="P29"/>
      <text:p text:style-name="P29">Collection : LTE_banquepopulaire</text:p>
      <text:p text:style-name="P29">{</text:p>
      <text:p text:style-name="P29"><text:s text:c="3"/>"Beneficiaires": "String",</text:p>
      <text:p text:style-name="P29"><text:s text:c="3"/>"Versement_minimum_ouverture": "String",</text:p>
      <text:p text:style-name="P29"><text:s text:c="3"/>"Versements_ulterieurs": "String",</text:p>
      <text:p text:style-name="P29"><text:s text:c="3"/>"Retraits": "String",</text:p>
      <text:p text:style-name="P29"><text:s text:c="3"/>"Remunerations": "String",</text:p>
      <text:p text:style-name="P29"><text:s text:c="3"/>"Resident_fiscal_francais": "String",</text:p>
      <text:p text:style-name="P30"><text:s text:c="3"/>"Non_resident_fiscal_francais": "String"}</text:p>
      <text:p text:style-name="P10"><text:soft-page-break/>Pour importer les données extraites dans la base de données RavenDB, vous pouvez utiliser la bibliothèque Raven.Client pour Python. </text:p>
      <text:p text:style-name="P10">Voici un exemple de code pour l'importation des données :</text:p>
      <text:p text:style-name="P20"/>
      <text:p text:style-name="P29">from pyravendb.store import document_store</text:p>
      <text:p text:style-name="P29"/>
      <text:p text:style-name="P34"># Configuration de la connexion à la base de données</text:p>
      <text:p text:style-name="P29">store=document_store.DocumentStore(urls=["http://localhost:8080"], database="YourDatabaseName")</text:p>
      <text:p text:style-name="P29">store.initialize()</text:p>
      <text:p text:style-name="P29"/>
      <text:p text:style-name="P34"># Importation des données dans la base de données</text:p>
      <text:p text:style-name="P29">with store.open_session() as session:</text:p>
      <text:p text:style-name="P29"/>
      <text:p text:style-name="P34"><text:tab/># Données LDDS_creditmutuel</text:p>
      <text:p text:style-name="P33"><text:s/><text:tab/>session.store(LDDS_creditmutuel, document_type="LDDS_creditmutuel")</text:p>
      <text:p text:style-name="P29"/>
      <text:p text:style-name="P34"><text:tab/># Données LDDR_monabanq</text:p>
      <text:p text:style-name="P33"><text:tab/>session.store(LTE_banquepopulaire, document_type="LDDR_monabanq")</text:p>
      <text:p text:style-name="P29"/>
      <text:p text:style-name="P34"><text:tab/># Données LTE_banquepopulaire</text:p>
      <text:p text:style-name="P31"><text:tab/>session.store(LTE_banquepopulaire, document_type="LTE_banquepopulaire")</text:p>
      <text:p text:style-name="P31">session.save_changes()</text:p>
      <text:p text:style-name="P34"/>
      <text:p text:style-name="P34"># Fermeture de la connexion à la base de données</text:p>
      <text:p text:style-name="P29">store.dispose()</text:p>
      <text:p text:style-name="P20"/>
      <text:p text:style-name="P21">Une fois les données importées dans la base de données RavenDB, vous pouvez les utiliser pour servir les données via votre API Flask existante. Pour cela, vous pouvez récupérer les données de la base de données et les renvoyer en tant que réponse JSON dans votre méthode `collect_data()`.</text:p>
      <text:p text:style-name="P21"/>
      <text:p text:style-name="P21">Voici un exemple de code pour récupérer les données de la base de données RavenDB et les renvoyer en tant que réponse JSON dans votre méthode `collect_data()` :</text:p>
      <text:p text:style-name="P24"/>
      <text:p text:style-name="P29">from pyravendb.store import document_store</text:p>
      <text:p text:style-name="P29">from flask import jsonify</text:p>
      <text:p text:style-name="P29"/>
      <text:p text:style-name="P31">@app.route('/api/collect_data', methods=['GET'])</text:p>
      <text:p text:style-name="P31">def collect_data():</text:p>
      <text:p text:style-name="P29"><text:s text:c="3"/>try:</text:p>
      <text:p text:style-name="P32"><text:s text:c="11"/><text:span text:style-name="T5"># Configuration de la connexion à la base de données</text:span></text:p>
      <text:p text:style-name="P31"><text:s text:c="11"/>store=document_store.DocumentStore(urls=["http://localhost:8080"], <text:s text:c="9"/></text:p>
      <text:p text:style-name="P31"><text:s text:c="10"/>database="YourDatabaseName")</text:p>
      <text:p text:style-name="P33"><text:s text:c="11"/>store.initialize()</text:p>
      <text:p text:style-name="P33"><text:s text:c="11"/>with store.open_session() as session:</text:p>
      <text:p text:style-name="P29"><text:s text:c="11"/><text:span text:style-name="T5"># Récupération des données LDDS_creditmutuel</text:span></text:p>
      <text:p text:style-name="P33"><text:s text:c="10"/>ldds_creditmutuel_data = session.query(collection_name="LDDS_creditmutuel").first()</text:p>
      <text:p text:style-name="P29"/>
      <text:p text:style-name="P29"><text:s text:c="10"/><text:span text:style-name="T5"># Récupération des données LDDR_monabanq</text:span></text:p>
      <text:p text:style-name="P29"><text:s text:c="11"/>lddr_monabanq_data = session.query(collection_name="LDDR_monabanq").first()</text:p>
      <text:p text:style-name="P29"/>
      <text:p text:style-name="P29"><text:s text:c="11"/><text:span text:style-name="T5"># Récupération des données LTE_banquepopulaire</text:span></text:p>
      <text:p text:style-name="P31"><text:soft-page-break/><text:s text:c="11"/>lte_banquepopulaire_data = </text:p>
      <text:p text:style-name="P31"><text:tab/><text:tab/><text:tab/><text:tab/>session.query(collection_name="LTE_banquepopulaire").first()</text:p>
      <text:p text:style-name="P29"/>
      <text:p text:style-name="P29"><text:s text:c="13"/><text:span text:style-name="T5"># Fermeture de la connexion à la base de données</text:span></text:p>
      <text:p text:style-name="P29"><text:s text:c="13"/>store.dispose()</text:p>
      <text:p text:style-name="P29"/>
      <text:p text:style-name="P29"><text:s text:c="13"/><text:span text:style-name="T5"># Création du dictionnaire global à renvoyer en tant que réponse JSON</text:span></text:p>
      <text:p text:style-name="P29"><text:s text:c="13"/>global_dict = {</text:p>
      <text:p text:style-name="P29"><text:s text:c="30"/>"LDDS_creditmutuel": ldds_creditmutuel_data,</text:p>
      <text:p text:style-name="P29"><text:s text:c="30"/>"LDDR_monabanq": lddr_monabanq_data,</text:p>
      <text:p text:style-name="P32"><text:s text:c="30"/>"LTE_banquepopulaire": lte_banquepopulaire_data } <text:s text:c="7"/></text:p>
      <text:p text:style-name="P29"><text:s text:c="8"/>return jsonify(global_dict), 200</text:p>
      <text:p text:style-name="P29"/>
      <text:p text:style-name="P29"><text:s text:c="4"/>except:</text:p>
      <text:p text:style-name="P29"><text:s text:c="8"/>return jsonify({'msg': "Données non collectées"}), 404</text:p>
      <text:p text:style-name="P24"/>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span text:style-name="T18">Schéma de </text:span><text:span text:style-name="T17">LDDS_creditmutuel :</text:span></text:p>
      <text:p text:style-name="P21"/>
      <text:p text:style-name="P22"/>
      <text:p text:style-name="P22"><draw:custom-shape text:anchor-type="paragraph" draw:z-index="0" draw:name="Forme1" draw:style-name="gr1" draw:text-style-name="P38" svg:width="5.213cm" svg:height="2.197cm" svg:x="5.431cm" svg:y="0.206cm"><text:p text:style-name="P37"><text:span text:style-name="T20">Element </text:span></text:p><text:p text:style-name="P37"><text:span text:style-name="T20">LDDS_creditmutue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draw:line text:anchor-type="paragraph" draw:z-index="16" draw:name="Forme2" draw:style-name="gr8" draw:text-style-name="P37" svg:x1="7.601cm" svg:y1="0.455cm" svg:x2="3.473cm" svg:y2="2.102cm"><text:p/></draw:line><draw:line text:anchor-type="paragraph" draw:z-index="17" draw:name="Forme3" draw:style-name="gr8" draw:text-style-name="P37" svg:x1="7.601cm" svg:y1="0.455cm" svg:x2="11.834cm" svg:y2="1.997cm"><text:p/></draw:line><draw:line text:anchor-type="paragraph" draw:z-index="18" draw:name="Forme4" draw:style-name="gr8" draw:text-style-name="P37" svg:x1="7.601cm" svg:y1="0.455cm" svg:x2="3.156cm" svg:y2="5.72cm"><text:p/></draw:line><draw:line text:anchor-type="paragraph" draw:z-index="19" draw:name="Forme5" draw:style-name="gr8" draw:text-style-name="P37" svg:x1="7.601cm" svg:y1="0.455cm" svg:x2="12.258cm" svg:y2="5.736cm"><text:p/></draw:line><draw:line text:anchor-type="paragraph" draw:z-index="20" draw:name="Forme6" draw:style-name="gr8" draw:text-style-name="P37" svg:x1="7.6cm" svg:y1="0.455cm" svg:x2="4.637cm" svg:y2="10.758cm"><text:p/></draw:line></text:p>
      <text:p text:style-name="P25"/>
      <text:p text:style-name="P25"><draw:custom-shape text:anchor-type="paragraph" draw:z-index="3" draw:name="Forme1" draw:style-name="gr4" draw:text-style-name="P39" svg:width="5.398cm" svg:height="1.826cm" svg:x="11.834cm" svg:y="0.238cm"><text:p text:style-name="P37"><text:span text:style-name="T21">Element </text:span></text:p><text:p text:style-name="P37"><text:span text:style-name="T21">montant_de_versem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2" draw:text-style-name="P39" svg:width="2.885cm" svg:height="1.477cm" svg:x="0.589cm" svg:y="0.307cm"><text:p text:style-name="P37"><text:span text:style-name="T21">Element </text:span></text:p><text:p text:style-name="P37"><text:span text:style-name="T21">T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draw:line text:anchor-type="paragraph" draw:z-index="21" draw:name="Forme7" draw:style-name="gr8" draw:text-style-name="P37" svg:x1="2.124cm" svg:y1="0.323cm" svg:x2="2.15cm" svg:y2="1.196cm"><text:p/></draw:line></text:p>
      <text:p text:style-name="P25"><draw:line text:anchor-type="paragraph" draw:z-index="30" draw:name="Forme16" draw:style-name="gr8" draw:text-style-name="P37" svg:x1="14.612cm" svg:y1="0.164cm" svg:x2="14.612cm" svg:y2="0.72cm"><text:p/></draw:line></text:p>
      <text:p text:style-name="P25"><draw:custom-shape text:anchor-type="paragraph" draw:z-index="6" draw:name="Forme1" draw:style-name="gr6" draw:text-style-name="P39" svg:width="1.959cm" svg:height="1.204cm" svg:x="1.145cm" svg:y="0.22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e1" draw:style-name="gr6" draw:text-style-name="P39" svg:width="1.959cm" svg:height="1.204cm" svg:x="13.633cm" svg:y="0.233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draw:custom-shape text:anchor-type="paragraph" draw:z-index="2" draw:name="Forme1" draw:style-name="gr3" draw:text-style-name="P39" svg:width="5.398cm" svg:height="1.826cm" svg:x="-0.469cm" svg:y="0.365cm"><text:p text:style-name="P37"><text:span text:style-name="T21">Element </text:span></text:p><text:p text:style-name="P40"><text:span text:style-name="T21">niveau_de_remuni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5" draw:text-style-name="P39" svg:width="7.118cm" svg:height="1.747cm" svg:x="9.902cm" svg:y="0.381cm"><text:p text:style-name="P37"><text:span text:style-name="T21">Element </text:span></text:p><text:p text:style-name="P40"><text:span text:style-name="T21">plusieurs_taux_de_remune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draw:line text:anchor-type="paragraph" draw:z-index="22" draw:name="Forme8" draw:style-name="gr8" draw:text-style-name="P37" svg:x1="2.07cm" svg:y1="0.243cm" svg:x2="2.044cm" svg:y2="1.196cm"><text:p/></draw:line><draw:line text:anchor-type="paragraph" draw:z-index="27" draw:name="Forme13" draw:style-name="gr8" draw:text-style-name="P37" svg:x1="13.422cm" svg:y1="0.18cm" svg:x2="10.141cm" svg:y2="1.238cm"><text:p/></draw:line><draw:line text:anchor-type="paragraph" draw:z-index="28" draw:name="Forme14" draw:style-name="gr8" draw:text-style-name="P37" svg:x1="13.421cm" svg:y1="0.18cm" svg:x2="16.649cm" svg:y2="1.318cm"><text:p/></draw:line><draw:line text:anchor-type="paragraph" draw:z-index="29" draw:name="Forme15" draw:style-name="gr8" draw:text-style-name="P37" svg:x1="13.421cm" svg:y1="0.18cm" svg:x2="13.421cm" svg:y2="1.238cm"><text:p/></draw:line></text:p>
      <text:p text:style-name="P25"/>
      <text:p text:style-name="P25"><draw:custom-shape text:anchor-type="paragraph" draw:z-index="8" draw:name="Forme1" draw:style-name="gr6" draw:text-style-name="P39" svg:width="1.959cm" svg:height="1.204cm" svg:x="1.145cm" svg:y="0.22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e1" draw:style-name="gr2" draw:text-style-name="P39" svg:width="2.885cm" svg:height="1.477cm" svg:x="15.168cm" svg:y="0.344cm"><text:p text:style-name="P37"><text:span text:style-name="T21">Element </text:span></text:p><text:p text:style-name="P40"><text:span text:style-name="T21"><text:s text:c="6"/></text:span><text:span text:style-name="T21">LDD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name="Forme1" draw:style-name="gr7" draw:text-style-name="P39" svg:width="3.176cm" svg:height="1.5cm" svg:x="11.702cm" svg:y="0.265cm"><text:p text:style-name="P37"><text:span text:style-name="T21">Element </text:span></text:p><text:p text:style-name="P40"><text:span text:style-name="T21">Partie_Duple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e1" draw:style-name="gr2" draw:text-style-name="P39" svg:width="2.885cm" svg:height="1.477cm" svg:x="8.58cm" svg:y="0.265cm"><text:p text:style-name="P37"><text:span text:style-name="T21">Element </text:span></text:p><text:p text:style-name="P40"><text:span text:style-name="T21">Partie_Triplex</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draw:line text:anchor-type="paragraph" draw:z-index="23" draw:name="Forme9" draw:style-name="gr8" draw:text-style-name="P37" svg:x1="16.596cm" svg:y1="0.36cm" svg:x2="16.596cm" svg:y2="0.995cm"><text:p/></draw:line><draw:line text:anchor-type="paragraph" draw:z-index="24" draw:name="Forme10" draw:style-name="gr8" draw:text-style-name="P37" svg:x1="13.527cm" svg:y1="0.303cm" svg:x2="13.553cm" svg:y2="1.116cm"><text:p/></draw:line><draw:line text:anchor-type="paragraph" draw:z-index="25" draw:name="Forme11" draw:style-name="gr8" draw:text-style-name="P37" svg:x1="10.22cm" svg:y1="0.28cm" svg:x2="10.22cm" svg:y2="1.09cm"><text:p/></draw:line></text:p>
      <text:p text:style-name="P25"/>
      <text:p text:style-name="P25"><draw:custom-shape text:anchor-type="paragraph" draw:z-index="4" draw:name="Forme1" draw:style-name="gr3" draw:text-style-name="P39" svg:width="5.398cm" svg:height="1.826cm" svg:x="-0.386cm" svg:y="0.048cm"><text:p text:style-name="P37"><text:span text:style-name="T21">Element </text:span></text:p><text:p text:style-name="P40"><text:span text:style-name="T21">disponibilite_d_eparg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Forme1" draw:style-name="gr6" draw:text-style-name="P39" svg:width="1.959cm" svg:height="1.204cm" svg:x="15.829cm" svg:y="0.021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3" draw:name="Forme1" draw:style-name="gr6" draw:text-style-name="P39" svg:width="1.959cm" svg:height="1.204cm" svg:x="12.628cm" svg:y="0.143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4" draw:name="Forme1" draw:style-name="gr6" draw:text-style-name="P39" svg:width="1.959cm" svg:height="1.204cm" svg:x="9.241cm" svg:y="0.116cm"><text:p text:style-name="P37"><text:span text:style-name="T21">Tex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draw:line text:anchor-type="paragraph" draw:z-index="26" draw:name="Forme12" draw:style-name="gr8" draw:text-style-name="P37" svg:x1="2.071cm" svg:y1="0.413cm" svg:x2="2.018cm" svg:y2="1.454cm"><text:p/></draw:line></text:p>
      <text:p text:style-name="P25"/>
      <text:p text:style-name="P25"><draw:custom-shape text:anchor-type="paragraph" draw:z-index="9" draw:name="Forme1" draw:style-name="gr6" draw:text-style-name="P39" svg:width="1.959cm" svg:height="1.204cm" svg:x="1.039cm" svg:y="0.48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5"><text:soft-page-break/><text:span text:style-name="T15">Schéma de </text:span><text:span text:style-name="T13">LDDR_monabanq</text:span><text:span text:style-name="T14">:</text:span></text:p>
      <text:p text:style-name="P23"/>
      <text:p text:style-name="P23"><draw:custom-shape text:anchor-type="paragraph" draw:z-index="31" draw:name="Forme1" draw:style-name="gr1" draw:text-style-name="P38" svg:width="5.213cm" svg:height="2.197cm" svg:x="5.431cm" svg:y="0.206cm"><text:p text:style-name="P37"><text:span text:style-name="T20">Element </text:span></text:p><text:p text:style-name="P37"><text:span text:style-name="T20">LDDR_monabanq</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draw:line text:anchor-type="paragraph" draw:z-index="39" draw:name="Forme2" draw:style-name="gr8" draw:text-style-name="P37" svg:x1="7.601cm" svg:y1="0.455cm" svg:x2="3.473cm" svg:y2="2.102cm"><text:p/></draw:line><draw:line text:anchor-type="paragraph" draw:z-index="40" draw:name="Forme3" draw:style-name="gr8" draw:text-style-name="P37" svg:x1="7.601cm" svg:y1="0.455cm" svg:x2="11.834cm" svg:y2="1.997cm"><text:p/></draw:line><draw:line text:anchor-type="paragraph" draw:z-index="41" draw:name="Forme4" draw:style-name="gr8" draw:text-style-name="P37" svg:x1="7.601cm" svg:y1="0.455cm" svg:x2="3.288cm" svg:y2="5.595cm"><text:p/></draw:line><draw:line text:anchor-type="paragraph" draw:z-index="42" draw:name="Forme5" draw:style-name="gr8" draw:text-style-name="P37" svg:x1="7.601cm" svg:y1="0.455cm" svg:x2="12.258cm" svg:y2="5.736cm"><text:p/></draw:line><draw:line text:anchor-type="paragraph" draw:z-index="43" draw:name="Forme6" draw:style-name="gr8" draw:text-style-name="P37" svg:x1="7.601cm" svg:y1="0.455cm" svg:x2="3.923cm" svg:y2="9.41cm"><text:p/></draw:line><draw:line text:anchor-type="paragraph" draw:z-index="67" draw:name="Forme17" draw:style-name="gr8" draw:text-style-name="P37" svg:x1="7.601cm" svg:y1="0.455cm" svg:x2="11.706cm" svg:y2="9.701cm"><text:p/></draw:line><draw:line text:anchor-type="paragraph" draw:z-index="68" draw:name="Forme18" draw:style-name="gr8" draw:text-style-name="P37" svg:x1="7.601cm" svg:y1="0.455cm" svg:x2="11.808cm" svg:y2="13.723cm"><text:p/></draw:line><draw:line text:anchor-type="paragraph" draw:z-index="69" draw:name="Forme19" draw:style-name="gr8" draw:text-style-name="P37" svg:x1="7.6cm" svg:y1="0.455cm" svg:x2="4.293cm" svg:y2="13.882cm"><text:p/></draw:line><draw:line text:anchor-type="paragraph" draw:z-index="70" draw:name="Forme20" draw:style-name="gr8" draw:text-style-name="P37" svg:x1="7.601cm" svg:y1="0.455cm" svg:x2="11.864cm" svg:y2="17.956cm"><text:p/></draw:line><draw:line text:anchor-type="paragraph" draw:z-index="71" draw:name="Forme21" draw:style-name="gr8" draw:text-style-name="P37" svg:x1="7.601cm" svg:y1="0.455cm" svg:x2="4.082cm" svg:y2="18.221cm"><text:p/></draw:line></text:p>
      <text:p text:style-name="P26"/>
      <text:p text:style-name="P26"><draw:custom-shape text:anchor-type="paragraph" draw:z-index="32" draw:name="Forme1" draw:style-name="gr2" draw:text-style-name="P39" svg:width="2.885cm" svg:height="1.477cm" svg:x="0.589cm" svg:y="0.307cm"><text:p text:style-name="P37"><text:span text:style-name="T21">Element </text:span></text:p><text:p text:style-name="P37"><text:span text:style-name="T21">T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e1" draw:style-name="gr9" draw:text-style-name="P39" svg:width="2.779cm" svg:height="1.366cm" svg:x="11.834cm" svg:y="0.286cm"><text:p text:style-name="P37"><text:span text:style-name="T21">Element </text:span></text:p><text:p text:style-name="P37"><text:span text:style-name="T22">Plafo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44" draw:name="Forme7" draw:style-name="gr8" draw:text-style-name="P37" svg:x1="2.124cm" svg:y1="0.323cm" svg:x2="2.15cm" svg:y2="1.196cm"><text:p/></draw:line><draw:line text:anchor-type="paragraph" draw:z-index="47" draw:name="Forme16" draw:style-name="gr8" draw:text-style-name="P37" svg:x1="13.183cm" svg:y1="0.191cm" svg:x2="13.183cm" svg:y2="0.747cm"><text:p/></draw:line></text:p>
      <text:p text:style-name="P26"><draw:custom-shape text:anchor-type="paragraph" draw:z-index="36" draw:name="Forme1" draw:style-name="gr6" draw:text-style-name="P39" svg:width="1.959cm" svg:height="1.204cm" svg:x="12.257cm" svg:y="0.27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5" draw:name="Forme1" draw:style-name="gr6" draw:text-style-name="P39" svg:width="1.959cm" svg:height="1.204cm" svg:x="0.96cm" svg:y="0.22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custom-shape text:anchor-type="paragraph" draw:z-index="48" draw:name="Forme1" draw:style-name="gr11" draw:text-style-name="P39" svg:width="4.261cm" svg:height="1.488cm" svg:x="-0.125cm" svg:y="0.476cm"><text:p text:style-name="P37"><text:span text:style-name="T21">Element </text:span></text:p><text:p text:style-name="P40"><text:span text:style-name="T22">Calcul des intérê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9" draw:name="Forme1" draw:style-name="gr12" draw:text-style-name="P39" svg:width="6.43cm" svg:height="1.811cm" svg:x="10.246cm" svg:y="0.048cm"><text:p text:style-name="P37"><text:span text:style-name="T21">Element </text:span></text:p><text:p text:style-name="P40"><text:span text:style-name="T22">Intérêts soumis à imposi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51" draw:name="Forme16" draw:style-name="gr8" draw:text-style-name="P37" svg:x1="13.448cm" svg:y1="0.397cm" svg:x2="13.501cm" svg:y2="1.281cm"><text:p/></draw:line></text:p>
      <text:p text:style-name="P26"><draw:line text:anchor-type="paragraph" draw:z-index="45" draw:name="Forme8" draw:style-name="gr8" draw:text-style-name="P37" svg:x1="2.017cm" svg:y1="0.016cm" svg:x2="1.991cm" svg:y2="0.969cm"><text:p/></draw:line></text:p>
      <text:p text:style-name="P26"><draw:custom-shape text:anchor-type="paragraph" draw:z-index="37" draw:name="Forme1" draw:style-name="gr6" draw:text-style-name="P39" svg:width="1.959cm" svg:height="1.204cm" svg:x="1.145cm" svg:y="0.429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name="Forme1" draw:style-name="gr6" draw:text-style-name="P39" svg:width="1.959cm" svg:height="1.204cm" svg:x="12.522cm" svg:y="0.307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custom-shape text:anchor-type="paragraph" draw:z-index="52" draw:name="Forme1" draw:style-name="gr10" draw:text-style-name="P39" svg:width="3.966cm" svg:height="1.604cm" svg:x="11.705cm" svg:y="0.455cm"><text:p text:style-name="P37"><text:span text:style-name="T21">Element </text:span></text:p><text:p text:style-name="P37"><text:span text:style-name="T23">Disponibilit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4" draw:name="Forme1" draw:style-name="gr10" draw:text-style-name="P39" svg:width="3.966cm" svg:height="1.604cm" svg:x="-0.042cm" svg:y="0.053cm"><text:p text:style-name="P37"><text:span text:style-name="T21">Element </text:span></text:p><text:p text:style-name="P37"><text:span text:style-name="T23">Dépôt init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46" draw:name="Forme12" draw:style-name="gr8" draw:text-style-name="P37" svg:x1="1.965cm" svg:y1="0.196cm" svg:x2="1.912cm" svg:y2="1.237cm"><text:p/></draw:line><draw:line text:anchor-type="paragraph" draw:z-index="59" draw:name="Forme12" draw:style-name="gr8" draw:text-style-name="P37" svg:x1="13.607cm" svg:y1="0.111cm" svg:x2="13.554cm" svg:y2="1.023cm"><text:p/></draw:line></text:p>
      <text:p text:style-name="P26"/>
      <text:p text:style-name="P26"><draw:custom-shape text:anchor-type="paragraph" draw:z-index="38" draw:name="Forme1" draw:style-name="gr6" draw:text-style-name="P39" svg:width="1.959cm" svg:height="1.204cm" svg:x="1.039cm" svg:y="0.288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e1" draw:style-name="gr6" draw:text-style-name="P39" svg:width="1.959cm" svg:height="1.204cm" svg:x="12.548cm" svg:y="0.049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custom-shape text:anchor-type="paragraph" draw:z-index="53" draw:name="Forme1" draw:style-name="gr10" draw:text-style-name="P39" svg:width="3.966cm" svg:height="1.604cm" svg:x="11.679cm" svg:y="0.386cm"><text:p text:style-name="P37"><text:span text:style-name="T21">Element </text:span></text:p><text:p text:style-name="P37"><text:span text:style-name="T23">Gestion en lig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55" draw:name="Forme1" draw:style-name="gr14" draw:text-style-name="P39" svg:width="4.283cm" svg:height="1.585cm" svg:x="0.011cm" svg:y="0.122cm"><text:p text:style-name="P37"><text:span text:style-name="T21">Element </text:span></text:p><text:p text:style-name="P40"><text:span text:style-name="T23">Versement en lig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57" draw:name="Forme12" draw:style-name="gr8" draw:text-style-name="P37" svg:x1="1.965cm" svg:y1="0.196cm" svg:x2="1.912cm" svg:y2="1.237cm"><text:p/></draw:line><draw:line text:anchor-type="paragraph" draw:z-index="61" draw:name="Forme12" draw:style-name="gr8" draw:text-style-name="P37" svg:x1="13.713cm" svg:y1="0.042cm" svg:x2="13.66cm" svg:y2="1.083cm"><text:p/></draw:line></text:p>
      <text:p text:style-name="P26"/>
      <text:p text:style-name="P26"><draw:custom-shape text:anchor-type="paragraph" draw:z-index="58" draw:name="Forme1" draw:style-name="gr6" draw:text-style-name="P39" svg:width="1.959cm" svg:height="1.204cm" svg:x="1.039cm" svg:y="0.219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name="Forme1" draw:style-name="gr6" draw:text-style-name="P39" svg:width="1.959cm" svg:height="1.204cm" svg:x="12.681cm" svg:y="0.034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custom-shape text:anchor-type="paragraph" draw:z-index="54" draw:name="Forme1" draw:style-name="gr13" draw:text-style-name="P39" svg:width="3.966cm" svg:height="1.604cm" svg:x="11.864cm" svg:y="0.106cm"><text:p text:style-name="P37"><text:span text:style-name="T21">Element </text:span></text:p><text:p text:style-name="P37"><text:span text:style-name="T23">Condi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56" draw:name="Forme1" draw:style-name="gr13" draw:text-style-name="P39" svg:width="3.966cm" svg:height="1.604cm" svg:x="0.116cm" svg:y="0.032cm"><text:p text:style-name="P37"><text:span text:style-name="T21">Element </text:span></text:p><text:p text:style-name="P40"><text:span text:style-name="T23">Mentions_lega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line text:anchor-type="paragraph" draw:z-index="64" draw:name="Forme12" draw:style-name="gr8" draw:text-style-name="P37" svg:x1="14.03cm" svg:y1="0.249cm" svg:x2="13.977cm" svg:y2="1.29cm"><text:p/></draw:line></text:p>
      <text:p text:style-name="P26"><draw:line text:anchor-type="paragraph" draw:z-index="62" draw:name="Forme12" draw:style-name="gr8" draw:text-style-name="P37" svg:x1="2.071cm" svg:y1="0.175cm" svg:x2="2.018cm" svg:y2="1.216cm"><text:p/></draw:line></text:p>
      <text:p text:style-name="P26"><draw:custom-shape text:anchor-type="paragraph" draw:z-index="65" draw:name="Forme1" draw:style-name="gr6" draw:text-style-name="P39" svg:width="1.959cm" svg:height="1.204cm" svg:x="1.039cm" svg:y="0.219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name="Forme1" draw:style-name="gr6" draw:text-style-name="P39" svg:width="1.959cm" svg:height="1.204cm" svg:x="12.998cm" svg:y="0.245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35"><text:soft-page-break/><text:span text:style-name="T15">Schéma de </text:span><text:span text:style-name="T16">LTE_banquepopulaire :</text:span></text:p>
      <text:p text:style-name="P28"/>
      <text:p text:style-name="P26"/>
      <text:p text:style-name="P26"><draw:custom-shape text:anchor-type="paragraph" draw:z-index="72" draw:name="Forme1" draw:style-name="gr1" draw:text-style-name="P38" svg:width="5.213cm" svg:height="2.197cm" svg:x="5.431cm" svg:y="0.206cm"><text:p text:style-name="P37"><text:span text:style-name="T20">Element </text:span></text:p><text:p text:style-name="P40"><text:span text:style-name="T20">LTE_banquepopula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draw:line text:anchor-type="paragraph" draw:z-index="86" draw:name="Forme22" draw:style-name="gr8" draw:text-style-name="P37" svg:x1="7.944cm" svg:y1="0.455cm" svg:x2="3.261cm" svg:y2="1.979cm"><text:p/></draw:line><draw:line text:anchor-type="paragraph" draw:z-index="87" draw:name="Forme23" draw:style-name="gr8" draw:text-style-name="P37" svg:x1="7.759cm" svg:y1="0.455cm" svg:x2="12.178cm" svg:y2="1.91cm"><text:p/></draw:line><draw:line text:anchor-type="paragraph" draw:z-index="88" draw:name="Forme24" draw:style-name="gr8" draw:text-style-name="P37" svg:x1="7.945cm" svg:y1="0.455cm" svg:x2="12.658cm" svg:y2="6.853cm"><text:p/></draw:line><draw:line text:anchor-type="paragraph" draw:z-index="89" draw:name="Forme25" draw:style-name="gr8" draw:text-style-name="P37" svg:x1="7.945cm" svg:y1="0.455cm" svg:x2="4.426cm" svg:y2="6.054cm"><text:p/></draw:line><draw:line text:anchor-type="paragraph" draw:z-index="95" draw:name="Forme32" draw:style-name="gr8" draw:text-style-name="P37" svg:x1="7.945cm" svg:y1="0.455cm" svg:x2="4.479cm" svg:y2="10.144cm"><text:p/></draw:line><draw:line text:anchor-type="paragraph" draw:z-index="96" draw:name="Forme33" draw:style-name="gr8" draw:text-style-name="P37" svg:x1="7.945cm" svg:y1="0.455cm" svg:x2="12.152cm" svg:y2="10.16cm"><text:p/></draw:line><draw:line text:anchor-type="paragraph" draw:z-index="97" draw:name="Forme34" draw:style-name="gr8" draw:text-style-name="P37" svg:x1="7.944cm" svg:y1="0.455cm" svg:x2="7.918cm" svg:y2="13.044cm"><text:p/></draw:line></text:p>
      <text:p text:style-name="P26"/>
      <text:p text:style-name="P26"/>
      <text:p text:style-name="P26"><draw:custom-shape text:anchor-type="paragraph" draw:z-index="75" draw:name="Forme1" draw:style-name="gr16" draw:text-style-name="P39" svg:width="7.197cm" svg:height="1.662cm" svg:x="10.564cm" svg:y="0.45cm"><text:p text:style-name="P37"><text:span text:style-name="T21">Element </text:span></text:p><text:p text:style-name="P40"><text:span text:style-name="T23">Versement_minimum_ouver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73" draw:name="Forme1" draw:style-name="gr13" draw:text-style-name="P39" svg:width="3.966cm" svg:height="1.604cm" svg:x="0.487cm" svg:y="0.032cm"><text:p text:style-name="P37"><text:span text:style-name="T21">Element </text:span></text:p><text:p text:style-name="P37"><text:span text:style-name="T23">Beneficiair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90" draw:name="Forme27" draw:style-name="gr8" draw:text-style-name="P37" svg:x1="14.559cm" svg:y1="0.164cm" svg:x2="14.559cm" svg:y2="0.981cm"><text:p/></draw:line><draw:line text:anchor-type="paragraph" draw:z-index="99" draw:name="Forme26" draw:style-name="gr8" draw:text-style-name="P37" svg:x1="2.547cm" svg:y1="0.175cm" svg:x2="2.573cm" svg:y2="1.14cm"><text:p/></draw:line></text:p>
      <text:p text:style-name="P26"/>
      <text:p text:style-name="P26"><draw:custom-shape text:anchor-type="paragraph" draw:z-index="83" draw:name="Forme1" draw:style-name="gr6" draw:text-style-name="P39" svg:width="1.959cm" svg:height="1.204cm" svg:x="13.527cm" svg:y="0.007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0" draw:name="Forme1" draw:style-name="gr6" draw:text-style-name="P39" svg:width="1.959cm" svg:height="1.204cm" svg:x="1.621cm" svg:y="0.15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custom-shape text:anchor-type="paragraph" draw:z-index="74" draw:name="Forme1" draw:style-name="gr15" draw:text-style-name="P39" svg:width="4.945cm" svg:height="1.594cm" svg:x="0.116cm" svg:y="0.212cm"><text:p text:style-name="P37"><text:span text:style-name="T21">Element </text:span></text:p><text:p text:style-name="P40"><text:span text:style-name="T23">Versements_ulterieu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name="Forme1" draw:style-name="gr13" draw:text-style-name="P39" svg:width="3.966cm" svg:height="1.604cm" svg:x="12.658cm" svg:y="0.053cm"><text:p text:style-name="P37"><text:span text:style-name="T21">Element </text:span></text:p><text:p text:style-name="P37"><text:span text:style-name="T23">Retrai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91" draw:name="Forme29" draw:style-name="gr8" draw:text-style-name="P37" svg:x1="14.586cm" svg:y1="0.196cm" svg:x2="14.586cm" svg:y2="1.036cm"><text:p/></draw:line><draw:line text:anchor-type="paragraph" draw:z-index="92" draw:name="Forme30" draw:style-name="gr8" draw:text-style-name="P37" svg:x1="2.785cm" svg:y1="0.344cm" svg:x2="2.759cm" svg:y2="1.15cm"><text:p/></draw:line></text:p>
      <text:p text:style-name="P26"/>
      <text:p text:style-name="P26"><draw:custom-shape text:anchor-type="paragraph" draw:z-index="80" draw:name="Forme1" draw:style-name="gr6" draw:text-style-name="P39" svg:width="1.959cm" svg:height="1.204cm" svg:x="1.753cm" svg:y="0.176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1" draw:name="Forme1" draw:style-name="gr6" draw:text-style-name="P39" svg:width="1.959cm" svg:height="1.204cm" svg:x="13.712cm" svg:y="0.06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7"><draw:custom-shape text:anchor-type="paragraph" draw:z-index="78" draw:name="Forme1" draw:style-name="gr17" draw:text-style-name="P39" svg:width="5.292cm" svg:height="1.773cm" svg:x="12.151cm" svg:y="0.079cm"><text:p text:style-name="P37"><text:span text:style-name="T21">Element </text:span></text:p><text:p text:style-name="P40"><text:span text:style-name="T23">Resident_fiscal_franca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name="Forme1" draw:style-name="gr13" draw:text-style-name="P39" svg:width="3.966cm" svg:height="1.604cm" svg:x="0.672cm" svg:y="0.407cm"><text:p text:style-name="P37"><text:span text:style-name="T21">Element </text:span></text:p><text:p text:style-name="P37"><text:span text:style-name="T23">Remuner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draw:line text:anchor-type="paragraph" draw:z-index="93" draw:name="Forme28" draw:style-name="gr8" draw:text-style-name="P37" svg:x1="14.718cm" svg:y1="0.392cm" svg:x2="14.718cm" svg:y2="0.986cm"><text:p/></draw:line></text:p>
      <text:p text:style-name="P27"><draw:line text:anchor-type="paragraph" draw:z-index="94" draw:name="Forme31" draw:style-name="gr8" draw:text-style-name="P37" svg:x1="2.706cm" svg:y1="0.064cm" svg:x2="2.732cm" svg:y2="0.711cm"><text:p/></draw:line></text:p>
      <text:p text:style-name="P27"><draw:custom-shape text:anchor-type="paragraph" draw:z-index="82" draw:name="Forme1" draw:style-name="gr6" draw:text-style-name="P39" svg:width="1.959cm" svg:height="1.204cm" svg:x="13.686cm" svg:y="0.01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name="Forme1" draw:style-name="gr6" draw:text-style-name="P39" svg:width="1.959cm" svg:height="1.204cm" svg:x="1.7cm" svg:y="0.224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79" draw:name="Forme1" draw:style-name="gr18" draw:text-style-name="P39" svg:width="6.404cm" svg:height="1.906cm" svg:x="5.166cm" svg:y="0.386cm"><text:p text:style-name="P37"><text:span text:style-name="T21">Element </text:span></text:p><text:p text:style-name="P40"><text:span text:style-name="T23">Non_resident_fiscal_francai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text:p text:style-name="P27"/>
      <text:p text:style-name="P27"/>
      <text:p text:style-name="P27"><draw:line text:anchor-type="paragraph" draw:z-index="98" draw:name="Forme35" draw:style-name="gr8" draw:text-style-name="P41" svg:x1="7.946cm" svg:y1="0.344cm" svg:x2="7.946cm" svg:y2="0.988cm"><text:p/></draw:line></text:p>
      <text:p text:style-name="P27"/>
      <text:p text:style-name="P27"><draw:custom-shape text:anchor-type="paragraph" draw:z-index="84" draw:name="Forme1" draw:style-name="gr6" draw:text-style-name="P39" svg:width="1.959cm" svg:height="1.204cm" svg:x="6.939cm" svg:y="0.012cm"><text:p text:style-name="P37"><text:span text:style-name="T21">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fo:color="#ed1c24"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3T09:24:13.746762925</meta:creation-date>
    <meta:editing-duration>PT21M55S</meta:editing-duration>
    <meta:editing-cycles>6</meta:editing-cycles>
    <meta:generator>LibreOffice/6.0.7.3$Linux_X86_64 LibreOffice_project/00m0$Build-3</meta:generator>
    <dc:date>2023-06-23T12:18:58.432756436</dc:date>
    <meta:document-statistic meta:table-count="0" meta:image-count="0" meta:object-count="0" meta:page-count="10" meta:paragraph-count="198" meta:word-count="1298" meta:character-count="12651" meta:non-whitespace-character-count="10004"/>
  </office:meta>
</office:document-meta>
</file>